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A800000EC9BBAB5A9A.svm"/>
  <manifest:file-entry manifest:media-type="" manifest:full-path="Pictures/200000070000247D0000233F68D6AEF9.svm"/>
  <manifest:file-entry manifest:media-type="" manifest:full-path="Pictures/20000007000027470000292394D77C59.svm"/>
  <manifest:file-entry manifest:media-type="" manifest:full-path="Pictures/2000000700001CBC00002550F87D07B5.svm"/>
  <manifest:file-entry manifest:media-type="" manifest:full-path="Pictures/20000007000024CC0000238F3CE85442.svm"/>
  <manifest:file-entry manifest:media-type="" manifest:full-path="Pictures/2000000700001B7F0000292309037F48.svm"/>
  <manifest:file-entry manifest:media-type="" manifest:full-path="Pictures/200000070000241300001BE9B290AE26.svm"/>
  <manifest:file-entry manifest:media-type="" manifest:full-path="Pictures/2000000700002B4F00000E94FC4391AC.svm"/>
  <manifest:file-entry manifest:media-type="" manifest:full-path="Pictures/20000007000023A900000E94A16CB3DA.svm"/>
  <manifest:file-entry manifest:media-type="" manifest:full-path="Pictures/20000007000018CF000025A06CD4D3F6.svm"/>
  <manifest:file-entry manifest:media-type="" manifest:full-path="Pictures/200000070000212E00000F325A66B1B7.svm"/>
  <manifest:file-entry manifest:media-type="" manifest:full-path="Pictures/2000000700001FD6000020DF710CA086.svm"/>
  <manifest:file-entry manifest:media-type="" manifest:full-path="Pictures/20000007000024130000235A173B2236.svm"/>
  <manifest:file-entry manifest:media-type="" manifest:full-path="Pictures/200000070000244800001F1DBFA4FC53.svm"/>
  <manifest:file-entry manifest:media-type="" manifest:full-path="Pictures/2000000700002624000023A91A8E1C81.svm"/>
  <manifest:file-entry manifest:media-type="" manifest:full-path="Pictures/20000007000024E7000021CD0C0429D3.svm"/>
  <manifest:file-entry manifest:media-type="" manifest:full-path="Pictures/2000000700001C880000263FC54382FE.svm"/>
  <manifest:file-entry manifest:media-type="" manifest:full-path="Pictures/20000007000023C4000010A535005F17.svm"/>
  <manifest:file-entry manifest:media-type="" manifest:full-path="Pictures/20000007000024B2000022022F8384C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text-align="end" style:justify-single-word="false" style:text-autospace="none"/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style:text-autospace="none"/>
      <style:text-properties style:font-name="TimesNewRomanPSMT" fo:font-size="12pt" fo:language="en" fo:country="US" style:font-name-asian="TimesNewRomanPSMT" style:font-size-asian="12pt" style:font-name-complex="TimesNewRomanPSMT" style:font-size-complex="12pt"/>
    </style:style>
    <style:style style:name="T1" style:family="text">
      <style:text-properties style:font-name="TimesNewRomanPSMT" style:font-name-asian="TimesNewRomanPSMT" style:font-name-complex="TimesNewRomanPSM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01 October 2014 <text:s text:c="11"/>**************************/</text:p>
      <text:p text:style-name="P1">/************************** <text:s/>Q-15):- Arrays <text:s text:c="27"/>**************************/</text:p>
      <text:p text:style-name="P1">/*******************************************************************************/</text:p>
      <text:p text:style-name="P1"/>
      <text:p text:style-name="P1">.-.-.-.-.-.-.-.-.-.-.-.-.-.-.-.-.-.-.-.-.-.-.-.-.-.-.-.- File: Arrays.Cpp -.-.-.-.-.-.-.-.-.-.-.-.-.-.-.-.-.-.-.-.-.-.-.-.-.-.-.-.</text:p>
      <text:p text:style-name="P1">#include &lt;iostream.h&gt;</text:p>
      <text:p text:style-name="P1">#include &lt;conio.h&gt;</text:p>
      <text:p text:style-name="P1">#include &lt;ctype.h&gt;</text:p>
      <text:p text:style-name="P1">#include &lt;process.h&gt;</text:p>
      <text:p text:style-name="P1"/>
      <text:p text:style-name="P1">#include "g:\bin\programs\filework\Q15\header.h"<text:tab/><text:tab/><text:tab/>//header file containing all the functions</text:p>
      <text:p text:style-name="P4"/>
      <text:p text:style-name="P4">//**********************************Void Main()**********************************//</text:p>
      <text:p text:style-name="P1">void main()</text:p>
      <text:p text:style-name="P1">{</text:p>
      <text:p text:style-name="P1"><text:s text:c="2"/>int A[20],B[20],C[20],n,m,l,ele,pos;</text:p>
      <text:p text:style-name="P1"/>
      <text:p text:style-name="P1"><text:s text:c="2"/>int flag=0;</text:p>
      <text:p text:style-name="P1"><text:s text:c="2"/>char choice;</text:p>
      <text:p text:style-name="P1"><text:s text:c="2"/>int <text:s/>choice1;</text:p>
      <text:p text:style-name="P1"/>
      <text:p text:style-name="P1"><text:s text:c="2"/>do</text:p>
      <text:p text:style-name="P1"><text:s text:c="2"/>{</text:p>
      <text:p text:style-name="P1"><text:s text:c="2"/>clrscr();</text:p>
      <text:p text:style-name="P1"><text:s text:c="2"/>cout&lt;&lt;"\tMain Menu"</text:p>
      <text:p text:style-name="P1"><text:s text:c="6"/>&lt;&lt;"\na.\tInput"</text:p>
      <text:p text:style-name="P1"><text:s text:c="6"/>&lt;&lt;"\nb.\tDisplay"</text:p>
      <text:p text:style-name="P1"><text:s text:c="6"/>&lt;&lt;"\nc.\tSearch"</text:p>
      <text:p text:style-name="P1"><text:s text:c="6"/>&lt;&lt;"\nd.\tSort"</text:p>
      <text:p text:style-name="P1"><text:s text:c="6"/>&lt;&lt;"\ne.\tInsert"</text:p>
      <text:p text:style-name="P1"><text:s text:c="6"/>&lt;&lt;"\nf.\tDelete"</text:p>
      <text:p text:style-name="P1"><text:s text:c="6"/>&lt;&lt;"\ng.\tMerge Sort"</text:p>
      <text:p text:style-name="P1"><text:s text:c="6"/>&lt;&lt;"\nh.\tExit";</text:p>
      <text:p text:style-name="P1"/>
      <text:p text:style-name="P1"><text:s text:c="2"/>cout&lt;&lt;"\n\nEnter Choice(a to h):\t";<text:tab/><text:tab/>cin&gt;&gt;choice;</text:p>
      <text:p text:style-name="P1"/>
      <text:p text:style-name="P1"><text:s text:c="2"/>switch(choice)</text:p>
      <text:p text:style-name="P1"><text:s text:c="2"/>{</text:p>
      <text:p text:style-name="P1"><text:s text:c="2"/>case 'a':</text:p>
      <text:p text:style-name="P1"><text:tab/>input(A,n);<text:tab/>//n passed by reference</text:p>
      <text:p text:style-name="P1"><text:tab/>flag=1;</text:p>
      <text:p text:style-name="P1"><text:tab/>break;</text:p>
      <text:p text:style-name="P1"><text:s text:c="2"/>case 'b':</text:p>
      <text:p text:style-name="P1"><text:tab/>if(flag)</text:p>
      <text:p text:style-name="P1"><text:tab/>display(A,n);</text:p>
      <text:p text:style-name="P1"><text:tab/>else</text:p>
      <text:p text:style-name="P1"><text:tab/>cout&lt;&lt;"\nArray Not Entered";</text:p>
      <text:p text:style-name="P1"><text:tab/>break;</text:p>
      <text:p text:style-name="P1"><text:soft-page-break/><text:s text:c="2"/>case 'c':</text:p>
      <text:p text:style-name="P1"><text:tab/>if(flag)</text:p>
      <text:p text:style-name="P1"><text:tab/>{</text:p>
      <text:p text:style-name="P1"><text:tab/> cout&lt;&lt;"\nSubmenu\n"</text:p>
      <text:p text:style-name="P1"><text:tab/> <text:s text:c="4"/>&lt;&lt;"\n1)\tLinear Search"</text:p>
      <text:p text:style-name="P1"><text:tab/> <text:s text:c="4"/>&lt;&lt;"\n2)\tBinary Search";</text:p>
      <text:p text:style-name="P1"/>
      <text:p text:style-name="P1"><text:tab/> cout&lt;&lt;"\nEnter Choice\t";<text:tab/>cin&gt;&gt;choice1;</text:p>
      <text:p text:style-name="P1"/>
      <text:p text:style-name="P1"><text:tab/> cout&lt;&lt;"\nEnter Element\t";</text:p>
      <text:p text:style-name="P1"><text:tab/> switch(choice1)</text:p>
      <text:p text:style-name="P1"><text:tab/> {</text:p>
      <text:p text:style-name="P1"><text:tab/> case 1:</text:p>
      <text:p text:style-name="P1"><text:tab/><text:tab/>cin&gt;&gt;ele;</text:p>
      <text:p text:style-name="P1"><text:tab/><text:tab/>linear_search(A,n,ele);</text:p>
      <text:p text:style-name="P1"><text:tab/><text:tab/>break;</text:p>
      <text:p text:style-name="P1"><text:tab/> case 2:</text:p>
      <text:p text:style-name="P1"><text:tab/><text:tab/>cin&gt;&gt;ele;</text:p>
      <text:p text:style-name="P1"><text:tab/><text:tab/>binary_search(A,n,ele);</text:p>
      <text:p text:style-name="P1"><text:tab/><text:tab/>break;</text:p>
      <text:p text:style-name="P1"><text:tab/> default:</text:p>
      <text:p text:style-name="P1"><text:tab/><text:tab/>cout&lt;&lt;"\nInvalid Choice";</text:p>
      <text:p text:style-name="P1"><text:tab/> }</text:p>
      <text:p text:style-name="P1"/>
      <text:p text:style-name="P1"><text:tab/>}</text:p>
      <text:p text:style-name="P1"><text:tab/>else</text:p>
      <text:p text:style-name="P1"><text:tab/> cout&lt;&lt;"\nArray Not Entered";</text:p>
      <text:p text:style-name="P1"><text:tab/>break;</text:p>
      <text:p text:style-name="P1"><text:s text:c="2"/>case 'd':</text:p>
      <text:p text:style-name="P1"><text:tab/>if(flag)</text:p>
      <text:p text:style-name="P1"><text:tab/>{</text:p>
      <text:p text:style-name="P1"><text:tab/> cout&lt;&lt;"\nSubmenu\n"</text:p>
      <text:p text:style-name="P1"><text:tab/> <text:s text:c="4"/>&lt;&lt;"\n1)\tInsertion Sort"</text:p>
      <text:p text:style-name="P1"><text:tab/> <text:s text:c="4"/>&lt;&lt;"\n2)\tSelection Sort"</text:p>
      <text:p text:style-name="P1"><text:tab/> <text:s text:c="4"/>&lt;&lt;"\n3)\tBubble Sort";</text:p>
      <text:p text:style-name="P1"/>
      <text:p text:style-name="P1"><text:tab/> cout&lt;&lt;"\nEnter Choice\t";<text:tab/>cin&gt;&gt;choice1;</text:p>
      <text:p text:style-name="P1"/>
      <text:p text:style-name="P1"><text:tab/> switch(choice1)</text:p>
      <text:p text:style-name="P1"><text:tab/> {</text:p>
      <text:p text:style-name="P1"><text:tab/> case 1:</text:p>
      <text:p text:style-name="P1"><text:tab/><text:tab/>insertion_sort(A,n);</text:p>
      <text:p text:style-name="P1"><text:tab/><text:tab/>break;</text:p>
      <text:p text:style-name="P1"><text:tab/> case 2:</text:p>
      <text:p text:style-name="P1"><text:tab/><text:tab/>selection_sort(A,n);</text:p>
      <text:p text:style-name="P1"><text:tab/><text:tab/>break;</text:p>
      <text:p text:style-name="P1"><text:tab/> case 3:</text:p>
      <text:p text:style-name="P1"><text:tab/><text:tab/>bubble_sort(A,n);</text:p>
      <text:p text:style-name="P1"><text:tab/><text:tab/>break;</text:p>
      <text:p text:style-name="P1"><text:tab/> default:</text:p>
      <text:p text:style-name="P1"><text:tab/><text:tab/>cout&lt;&lt;"\nInvalid Choice";</text:p>
      <text:p text:style-name="P1"><text:tab/> }</text:p>
      <text:p text:style-name="P1"><text:soft-page-break/></text:p>
      <text:p text:style-name="P1"><text:tab/> cout&lt;&lt;"\nFinal Array\t <text:s text:c="4"/>";</text:p>
      <text:p text:style-name="P1"><text:tab/> display_in_line(A,n);</text:p>
      <text:p text:style-name="P1"><text:tab/>}</text:p>
      <text:p text:style-name="P1"><text:tab/>else</text:p>
      <text:p text:style-name="P1"><text:tab/> cout&lt;&lt;"\nArray Not Entered";</text:p>
      <text:p text:style-name="P1"><text:tab/>break;</text:p>
      <text:p text:style-name="P1"><text:s text:c="2"/>case 'e':</text:p>
      <text:p text:style-name="P1"><text:tab/>if(flag)</text:p>
      <text:p text:style-name="P1"><text:tab/>{</text:p>
      <text:p text:style-name="P1"><text:tab/> cout&lt;&lt;"\nSubmenu\n"</text:p>
      <text:p text:style-name="P1"><text:tab/> <text:s text:c="4"/>&lt;&lt;"\n1)\tInsert in Sorted"</text:p>
      <text:p text:style-name="P1"><text:tab/> <text:s text:c="4"/>&lt;&lt;"\n2)\tInsert in Unsorted";</text:p>
      <text:p text:style-name="P1"/>
      <text:p text:style-name="P1"><text:tab/> cout&lt;&lt;"\nEnter Choice\t";<text:tab/>cin&gt;&gt;choice1;</text:p>
      <text:p text:style-name="P1"/>
      <text:p text:style-name="P1"><text:tab/> cout&lt;&lt;"\nEnter Element\t";</text:p>
      <text:p text:style-name="P1"/>
      <text:p text:style-name="P1"><text:tab/> switch(choice1)</text:p>
      <text:p text:style-name="P1"><text:tab/> {</text:p>
      <text:p text:style-name="P1"><text:tab/> case 1:</text:p>
      <text:p text:style-name="P1"><text:tab/><text:tab/>cin&gt;&gt;ele;</text:p>
      <text:p text:style-name="P1"><text:tab/><text:tab/>insert_sorted(A,n,ele);</text:p>
      <text:p text:style-name="P1"><text:tab/><text:tab/>break;</text:p>
      <text:p text:style-name="P1"><text:tab/> case 2:</text:p>
      <text:p text:style-name="P1"><text:tab/><text:tab/>cin&gt;&gt;ele;</text:p>
      <text:p text:style-name="P1"/>
      <text:p text:style-name="P1"><text:tab/><text:tab/>do</text:p>
      <text:p text:style-name="P1"><text:tab/><text:tab/>{</text:p>
      <text:p text:style-name="P1"><text:tab/><text:tab/>cout&lt;&lt;"\nEnter Position";<text:tab/>cin&gt;&gt;pos;</text:p>
      <text:p text:style-name="P1"/>
      <text:p text:style-name="P1"><text:tab/><text:tab/>if(pos&lt;1 || pos&gt;n+1)</text:p>
      <text:p text:style-name="P1"><text:tab/><text:tab/> <text:s/>cout&lt;&lt;"\nInvalid Position! Please Enter Again.\n\n";</text:p>
      <text:p text:style-name="P1"><text:tab/><text:tab/>}while(pos&lt;1 || pos&gt;n+1);</text:p>
      <text:p text:style-name="P1"/>
      <text:p text:style-name="P1"><text:tab/><text:tab/>insert_unsorted(A,n,ele,pos);</text:p>
      <text:p text:style-name="P1"><text:tab/><text:tab/>break;</text:p>
      <text:p text:style-name="P1"><text:tab/> default:</text:p>
      <text:p text:style-name="P1"><text:tab/><text:tab/>cout&lt;&lt;"\nInvalid Choice";</text:p>
      <text:p text:style-name="P1"><text:tab/> }</text:p>
      <text:p text:style-name="P1"><text:tab/> cout&lt;&lt;"\nFinal <text:s text:c="2"/>Array\t <text:s text:c="2"/>: ";</text:p>
      <text:p text:style-name="P1"><text:tab/> display_in_line(A,n);</text:p>
      <text:p text:style-name="P1"><text:tab/>}</text:p>
      <text:p text:style-name="P1"><text:tab/>else</text:p>
      <text:p text:style-name="P1"><text:tab/> cout&lt;&lt;"\nArray Not Entered";</text:p>
      <text:p text:style-name="P1"><text:tab/>break;</text:p>
      <text:p text:style-name="P1"><text:s text:c="2"/>case 'f':</text:p>
      <text:p text:style-name="P1"><text:tab/>if(flag)</text:p>
      <text:p text:style-name="P1"><text:tab/>{</text:p>
      <text:p text:style-name="P1"><text:tab/> cout&lt;&lt;"\nSubmenu\n"</text:p>
      <text:p text:style-name="P1"><text:tab/> <text:s text:c="4"/>&lt;&lt;"\n1)\tDelete in Sorted"</text:p>
      <text:p text:style-name="P1"><text:tab/> <text:s text:c="4"/>&lt;&lt;"\n2)\tDelete in Unsorted";</text:p>
      <text:p text:style-name="P1"><text:soft-page-break/></text:p>
      <text:p text:style-name="P1"><text:tab/> cout&lt;&lt;"\nEnter Choice\t";<text:tab/>cin&gt;&gt;choice1;</text:p>
      <text:p text:style-name="P1"/>
      <text:p text:style-name="P1"><text:tab/> cout&lt;&lt;"\nEnter Element\t";</text:p>
      <text:p text:style-name="P1"/>
      <text:p text:style-name="P1"><text:tab/> switch(choice1)</text:p>
      <text:p text:style-name="P1"><text:tab/> {</text:p>
      <text:p text:style-name="P1"><text:tab/> case 1:</text:p>
      <text:p text:style-name="P1"><text:tab/><text:tab/>cin&gt;&gt;ele;</text:p>
      <text:p text:style-name="P1"><text:tab/><text:tab/>cout&lt;&lt;"\nArray Before Delete\n";</text:p>
      <text:p text:style-name="P1"><text:tab/><text:tab/>display_in_line(A,n);</text:p>
      <text:p text:style-name="P1"><text:tab/><text:tab/>delete_sorted(A,n,ele);</text:p>
      <text:p text:style-name="P1"><text:tab/><text:tab/>cout&lt;&lt;"\nArray After Delete\n";</text:p>
      <text:p text:style-name="P1"><text:tab/><text:tab/>display_in_line(A,n);</text:p>
      <text:p text:style-name="P1"><text:tab/><text:tab/>break;</text:p>
      <text:p text:style-name="P1"><text:tab/> case 2:</text:p>
      <text:p text:style-name="P1"><text:tab/><text:tab/>cin&gt;&gt;ele;</text:p>
      <text:p text:style-name="P1"><text:tab/><text:tab/>cout&lt;&lt;"\nArray Before Delete\n";</text:p>
      <text:p text:style-name="P1"><text:tab/><text:tab/>display_in_line(A,n);</text:p>
      <text:p text:style-name="P1"><text:tab/><text:tab/>delete_sorted(A,n,ele);</text:p>
      <text:p text:style-name="P1"><text:tab/><text:tab/>cout&lt;&lt;"\nArray After Delete\n";</text:p>
      <text:p text:style-name="P1"><text:tab/><text:tab/>display_in_line(A,n);</text:p>
      <text:p text:style-name="P1"><text:tab/><text:tab/>break;</text:p>
      <text:p text:style-name="P1"><text:tab/> default:</text:p>
      <text:p text:style-name="P1"><text:tab/><text:tab/>cout&lt;&lt;"\nInvalid Choice";</text:p>
      <text:p text:style-name="P1"><text:tab/> }</text:p>
      <text:p text:style-name="P1"><text:tab/>}</text:p>
      <text:p text:style-name="P1"><text:tab/>else</text:p>
      <text:p text:style-name="P1"><text:tab/> cout&lt;&lt;"\nArray Not Entered";</text:p>
      <text:p text:style-name="P1"><text:tab/>break;</text:p>
      <text:p text:style-name="P1"><text:s text:c="2"/>case 'g':</text:p>
      <text:p text:style-name="P1"><text:tab/>if(flag)</text:p>
      <text:p text:style-name="P1"><text:tab/> {</text:p>
      <text:p text:style-name="P1"><text:tab/> cout&lt;&lt;"\nEnter Array B";</text:p>
      <text:p text:style-name="P1"><text:tab/> input(B,m);</text:p>
      <text:p text:style-name="P1"><text:tab/> cout&lt;&lt;"\nSubmenu\n"</text:p>
      <text:p text:style-name="P1"><text:tab/> <text:s text:c="4"/>&lt;&lt;"\n1)\tMerge Sort(A Asc+ B Desc= C Asc)"</text:p>
      <text:p text:style-name="P1"><text:tab/> <text:s text:c="4"/>&lt;&lt;"\n2)\tMerge A at Odd and B at Even in C";</text:p>
      <text:p text:style-name="P1"/>
      <text:p text:style-name="P1"><text:tab/> cout&lt;&lt;"\nEnter Choice\t";<text:tab/>cin&gt;&gt;choice1;</text:p>
      <text:p text:style-name="P1"/>
      <text:p text:style-name="P1"><text:tab/> switch(choice1)</text:p>
      <text:p text:style-name="P1"><text:tab/> <text:s/>{</text:p>
      <text:p text:style-name="P1"><text:tab/> <text:s/>case 1:</text:p>
      <text:p text:style-name="P1"><text:tab/><text:tab/>merge_sort(A,n,B,m,C,l);</text:p>
      <text:p text:style-name="P1"><text:tab/><text:tab/>cout&lt;&lt;"A\t";</text:p>
      <text:p text:style-name="P1"><text:tab/><text:tab/>display_in_line(A,n);</text:p>
      <text:p text:style-name="P1"><text:tab/><text:tab/>cout&lt;&lt;"\nB\t";</text:p>
      <text:p text:style-name="P1"><text:tab/><text:tab/>display_in_line(B,m);</text:p>
      <text:p text:style-name="P1"><text:tab/><text:tab/>cout&lt;&lt;"\nC\t";</text:p>
      <text:p text:style-name="P1"><text:tab/><text:tab/>display_in_line(C,l);</text:p>
      <text:p text:style-name="P1"><text:tab/><text:tab/>break;</text:p>
      <text:p text:style-name="P1"><text:soft-page-break/></text:p>
      <text:p text:style-name="P1"><text:tab/> <text:s/>case 2:</text:p>
      <text:p text:style-name="P1"><text:tab/><text:tab/>merge_sort_o_e(A,n,B,m,C,l);</text:p>
      <text:p text:style-name="P1"><text:tab/><text:tab/>cout&lt;&lt;"A\t";</text:p>
      <text:p text:style-name="P1"><text:tab/><text:tab/>display_in_line(A,n);</text:p>
      <text:p text:style-name="P1"><text:tab/><text:tab/>cout&lt;&lt;"\nB\t";</text:p>
      <text:p text:style-name="P1"><text:tab/><text:tab/>display_in_line(B,m);</text:p>
      <text:p text:style-name="P1"><text:tab/><text:tab/>cout&lt;&lt;"\nC\t";</text:p>
      <text:p text:style-name="P1"><text:tab/><text:tab/>display_in_line(C,l);</text:p>
      <text:p text:style-name="P1"><text:tab/><text:tab/>break;</text:p>
      <text:p text:style-name="P1"><text:tab/> <text:s/>default:</text:p>
      <text:p text:style-name="P1"><text:tab/><text:tab/>cout&lt;&lt;"Invalid Choice";</text:p>
      <text:p text:style-name="P1"><text:tab/> <text:s/>}</text:p>
      <text:p text:style-name="P1"><text:tab/> }</text:p>
      <text:p text:style-name="P1"><text:tab/> else</text:p>
      <text:p text:style-name="P1"><text:tab/> <text:s text:c="2"/>cout&lt;&lt;"Array Not Entered!";</text:p>
      <text:p text:style-name="P1"/>
      <text:p text:style-name="P1"><text:tab/>break;</text:p>
      <text:p text:style-name="P1"><text:s text:c="2"/>case 'h':</text:p>
      <text:p text:style-name="P1"><text:tab/>exit(0);</text:p>
      <text:p text:style-name="P1"><text:s text:c="2"/>default :</text:p>
      <text:p text:style-name="P1"><text:tab/>cout&lt;&lt;"Invalid Choice\n";</text:p>
      <text:p text:style-name="P1"><text:s text:c="2"/>}</text:p>
      <text:p text:style-name="P1"/>
      <text:p text:style-name="P1"><text:s text:c="2"/>cout&lt;&lt;"\nPress Y To Continue\t";</text:p>
      <text:p text:style-name="P1"/>
      <text:p text:style-name="P1"><text:s text:c="2"/>}while(toupper(getche())=='Y');</text:p>
      <text:p text:style-name="P1"><text:s text:c="2"/>getch();</text:p>
      <text:p text:style-name="P1">}</text:p>
      <text:p text:style-name="P4">//********************************End Of Main***********************************//</text:p>
      <text:p text:style-name="P1">.-.-.-.-.-.-.-.-.-.-.-.-.-.-.-.-.-.-.-.-.-.-.-.-.-.-.-.-.-.-.-.-.-.-.-.-.-.-.-.-.-.-.-.-.-.-.-.-.-.-.-.-.-.-.-.-.-.-.-.-.-.-.-.-.-.-.-.-.</text:p>
      <text:p text:style-name="P1"/>
      <text:p text:style-name="P1"/>
      <text:p text:style-name="P1"/>
      <text:p text:style-name="P1">.-.-.-.-.-.-.-.-.-.-.-.-.-.-.-.-.-.-.-.-.-.-.-.-.-.-.-.-.- File: Header.h -.- -.-.-.-.-.-.-.-.-.-.-.-.-.-.-.-.-.-.-.-.-.-.-.-.-.-.-.</text:p>
      <text:p text:style-name="P1">//Header file for Arrays.cpp</text:p>
      <text:p text:style-name="P4">//////////////////////////////////////////////////Declaration of Functions//////////////////////////////////////////////////////////</text:p>
      <text:p text:style-name="P1">void input(int A[],int &amp;n);</text:p>
      <text:p text:style-name="P1">void display(int A[],int n);</text:p>
      <text:p text:style-name="P1"/>
      <text:p text:style-name="P1">void display_in_line(int A[],int n);</text:p>
      <text:p text:style-name="P1">void swap(int &amp;a,int &amp;b);</text:p>
      <text:p text:style-name="P1"/>
      <text:p text:style-name="P1">void linear_search(int A[],int n,int ele);</text:p>
      <text:p text:style-name="P1">void binary_search(int A[],int n,int ele);</text:p>
      <text:p text:style-name="P1"/>
      <text:p text:style-name="P1">void insertion_sort(int A[],int n);</text:p>
      <text:p text:style-name="P1">void selection_sort(int A[],int n);</text:p>
      <text:p text:style-name="P1">void bubble_sort(int A[],int n);</text:p>
      <text:p text:style-name="P1"/>
      <text:p text:style-name="P1">void insert_sorted(int A[],int &amp;n,int ele);</text:p>
      <text:p text:style-name="P1">void insert_unsorted(int A[],int &amp;n,int ele,int pos);</text:p>
      <text:p text:style-name="P1"><text:soft-page-break/>void delete_sorted(int A[],int &amp;n,int ele);</text:p>
      <text:p text:style-name="P1">void delete_unsorted(int A[],int &amp;n,int ele);</text:p>
      <text:p text:style-name="P1"/>
      <text:p text:style-name="P1">void merge_sort(int A[],int n,int B[],int m,int C[],int &amp;l);<text:tab/> <text:s text:c="3"/>//A-Asc+B-Dec=C-Asc</text:p>
      <text:p text:style-name="P1">void merge_sort_o_e(int A[],int n,int B[],int m,int C[],int &amp;l); <text:s text:c="3"/>//odd_even</text:p>
      <text:p text:style-name="P1">////////////////////////////////////////////////////////////////////////////////////////////////////////////////////////////////////////////////</text:p>
      <text:p text:style-name="P1"/>
      <text:p text:style-name="P1"><text:span text:style-name="T1">////////////////////////////////////////////////////Defination of Functions//////////////////////////////////////////////////////////</text:span></text:p>
      <text:p text:style-name="P1">void input(int A[],int &amp;n)</text:p>
      <text:p text:style-name="P1">{</text:p>
      <text:p text:style-name="P1">int i;</text:p>
      <text:p text:style-name="P1">cout&lt;&lt;"\nenter the size of the array(1-20)\t";</text:p>
      <text:p text:style-name="P1">cin&gt;&gt;n;</text:p>
      <text:p text:style-name="P1">cout&lt;&lt;"\n";</text:p>
      <text:p text:style-name="P1">for(i=0;i&lt;n;i++)</text:p>
      <text:p text:style-name="P1"><text:s/>{</text:p>
      <text:p text:style-name="P1"><text:s/>cout&lt;&lt;"Enter element\t"&lt;&lt;i+1&lt;&lt;"\t";</text:p>
      <text:p text:style-name="P1"><text:s/>cin&gt;&gt;A[i];</text:p>
      <text:p text:style-name="P1"><text:s/>}</text:p>
      <text:p text:style-name="P1">}</text:p>
      <text:p text:style-name="P4">//______________________________________________________________________________//</text:p>
      <text:p text:style-name="P1">void display(int A[],int n)</text:p>
      <text:p text:style-name="P1">{</text:p>
      <text:p text:style-name="P1">int i;</text:p>
      <text:p text:style-name="P1">cout&lt;&lt;"\n";</text:p>
      <text:p text:style-name="P1">for(i=0;i&lt;n;i++)</text:p>
      <text:p text:style-name="P1"><text:s/>{</text:p>
      <text:p text:style-name="P1"><text:s/>cout&lt;&lt;"\nelement\t"&lt;&lt;i+1&lt;&lt;"\t";</text:p>
      <text:p text:style-name="P1"><text:s/>cout&lt;&lt;A[i];</text:p>
      <text:p text:style-name="P1"><text:s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////////////////////////////////////////////////////////////////////////////////////////////////////////////////////////////////////////////////</text:p>
      <text:p text:style-name="P1">void display_in_line(int A[],int n)</text:p>
      <text:p text:style-name="P1">{</text:p>
      <text:p text:style-name="P1">int i;</text:p>
      <text:p text:style-name="P1">for(i=0;i&lt;n;i++)</text:p>
      <text:p text:style-name="P1"><text:s/>{</text:p>
      <text:p text:style-name="P1"><text:s text:c="2"/>cout&lt;&lt;A[i]&lt;&lt;" ";</text:p>
      <text:p text:style-name="P1"><text:s/>}</text:p>
      <text:p text:style-name="P1">}</text:p>
      <text:p text:style-name="P4">//______________________________________________________________________________//</text:p>
      <text:p text:style-name="P1">void swap(int &amp;a,int &amp;b)</text:p>
      <text:p text:style-name="P1">{</text:p>
      <text:p text:style-name="P1"><text:s/>int temp;</text:p>
      <text:p text:style-name="P1"><text:s/>temp=a;</text:p>
      <text:p text:style-name="P1"><text:s/>a=b;</text:p>
      <text:p text:style-name="P1"><text:s/>b=temp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<text:soft-page-break/>////////////////////////////////////////////////////////////////////////////////////////////////////////////////////////////////////////////////</text:p>
      <text:p text:style-name="P1">void linear_search(int A[],int n,int ele)</text:p>
      <text:p text:style-name="P1">{</text:p>
      <text:p text:style-name="P1"><text:s/>int i,flag=0;</text:p>
      <text:p text:style-name="P1"/>
      <text:p text:style-name="P1"><text:s/>for(i=0;i&lt;n;i++)</text:p>
      <text:p text:style-name="P1"><text:s/>{</text:p>
      <text:p text:style-name="P1"><text:s text:c="2"/>if(A[i]==ele)</text:p>
      <text:p text:style-name="P1"><text:s text:c="3"/>{</text:p>
      <text:p text:style-name="P1"><text:s text:c="4"/>flag=1;</text:p>
      <text:p text:style-name="P1"><text:s text:c="4"/>break;</text:p>
      <text:p text:style-name="P1"><text:s text:c="3"/>}</text:p>
      <text:p text:style-name="P1"><text:s/>}</text:p>
      <text:p text:style-name="P1"/>
      <text:p text:style-name="P1"><text:s/>if(flag)</text:p>
      <text:p text:style-name="P1"><text:s text:c="2"/>cout&lt;&lt;"\nThe Element Found At\t"&lt;&lt;i+1;</text:p>
      <text:p text:style-name="P1"><text:s/>else</text:p>
      <text:p text:style-name="P1"><text:s text:c="2"/>cout&lt;&lt;"\nElement not found";</text:p>
      <text:p text:style-name="P1">}</text:p>
      <text:p text:style-name="P4">//______________________________________________________________________________//</text:p>
      <text:p text:style-name="P1">void binary_search(int A[],int n,int ele)<text:tab/>//for ascending</text:p>
      <text:p text:style-name="P1">{</text:p>
      <text:p text:style-name="P1"><text:s/>int flag=0;</text:p>
      <text:p text:style-name="P1"><text:s/>int u=n-1,l=0,mid;</text:p>
      <text:p text:style-name="P1"/>
      <text:p text:style-name="P1"><text:s/>do</text:p>
      <text:p text:style-name="P1"><text:s/>{</text:p>
      <text:p text:style-name="P1"><text:s/>mid=(u+l)/2;</text:p>
      <text:p text:style-name="P1"/>
      <text:p text:style-name="P1"><text:s/>if(A[mid]==ele)</text:p>
      <text:p text:style-name="P1"><text:s text:c="2"/>{</text:p>
      <text:p text:style-name="P1"><text:s text:c="3"/>flag=1;</text:p>
      <text:p text:style-name="P1"><text:s text:c="3"/>break;</text:p>
      <text:p text:style-name="P1"><text:s text:c="2"/>}</text:p>
      <text:p text:style-name="P1"/>
      <text:p text:style-name="P1"><text:s/>else {</text:p>
      <text:p text:style-name="P1"><text:s text:c="7"/>if(A[mid]&gt;ele)</text:p>
      <text:p text:style-name="P1"><text:tab/>u=mid-1;</text:p>
      <text:p text:style-name="P1"><text:s text:c="7"/>else</text:p>
      <text:p text:style-name="P1"><text:tab/>l=mid+1;</text:p>
      <text:p text:style-name="P1"><text:s text:c="6"/>}</text:p>
      <text:p text:style-name="P1"><text:s/>}while(u&gt;=l);</text:p>
      <text:p text:style-name="P1"/>
      <text:p text:style-name="P1"><text:s/>if(flag)</text:p>
      <text:p text:style-name="P1"><text:s text:c="2"/>cout&lt;&lt;"\nThe Element Found At\t"&lt;&lt;mid+1;</text:p>
      <text:p text:style-name="P1"><text:s/>else</text:p>
      <text:p text:style-name="P1"><text:s text:c="2"/>cout&lt;&lt;"\nElement not found"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/>
      <text:p text:style-name="P1"/>
      <text:p text:style-name="P1"><text:soft-page-break/></text:p>
      <text:p text:style-name="P1"/>
      <text:p text:style-name="P1">////////////////////////////////////////////////////////////////////////////////////////////////////////////////////////////////////////////////</text:p>
      <text:p text:style-name="P1">void insertion_sort(int A[],int n)</text:p>
      <text:p text:style-name="P1">{</text:p>
      <text:p text:style-name="P1"><text:s/>int i,j,ele;</text:p>
      <text:p text:style-name="P1"><text:s/>cout&lt;&lt;"\nInitial Array\t <text:s text:c="2"/>: ";</text:p>
      <text:p text:style-name="P1"><text:s/>display_in_line(A,n);</text:p>
      <text:p text:style-name="P1"/>
      <text:p text:style-name="P1"><text:s/>i=1;</text:p>
      <text:p text:style-name="P1"><text:s/>while(i&lt;n)</text:p>
      <text:p text:style-name="P1"><text:s/>{</text:p>
      <text:p text:style-name="P1"><text:s text:c="3"/>ele=A[i];</text:p>
      <text:p text:style-name="P1"><text:s text:c="3"/>j=i-1;</text:p>
      <text:p text:style-name="P1"><text:s text:c="3"/>while(A[j]&gt;ele &amp;&amp; j&gt;=0)</text:p>
      <text:p text:style-name="P1"><text:s text:c="4"/>{</text:p>
      <text:p text:style-name="P1"><text:s text:c="4"/>A[j+1]=A[j];</text:p>
      <text:p text:style-name="P1"><text:s text:c="4"/>j--;</text:p>
      <text:p text:style-name="P1"><text:s text:c="4"/>}</text:p>
      <text:p text:style-name="P1"><text:s text:c="3"/>A[j+1]=ele;</text:p>
      <text:p text:style-name="P1"><text:s text:c="3"/>cout&lt;&lt;"\nArray After Pass "&lt;&lt;i&lt;&lt;" : ";</text:p>
      <text:p text:style-name="P1"><text:s text:c="3"/>display_in_line(A,n);</text:p>
      <text:p text:style-name="P1"><text:s text:c="3"/>i++;</text:p>
      <text:p text:style-name="P1"><text:s/>}</text:p>
      <text:p text:style-name="P1">}</text:p>
      <text:p text:style-name="P4">//______________________________________________________________________________//</text:p>
      <text:p text:style-name="P1">void selection_sort(int A[],int n)</text:p>
      <text:p text:style-name="P1">{</text:p>
      <text:p text:style-name="P1"><text:s/>int i,j,*min;</text:p>
      <text:p text:style-name="P1"/>
      <text:p text:style-name="P1"><text:s/>cout&lt;&lt;"\nInitial Array\t <text:s text:c="2"/>: ";</text:p>
      <text:p text:style-name="P1"><text:s/>display_in_line(A,n);</text:p>
      <text:p text:style-name="P1"/>
      <text:p text:style-name="P1"><text:s/>for(i=0;i&lt;n-1;i++)</text:p>
      <text:p text:style-name="P1"><text:s/>{</text:p>
      <text:p text:style-name="P1"><text:s text:c="3"/>min=&amp;A[i];</text:p>
      <text:p text:style-name="P1"><text:s text:c="3"/>for(j=i;j&lt;n;j++)</text:p>
      <text:p text:style-name="P1"><text:s text:c="5"/>{</text:p>
      <text:p text:style-name="P1"><text:s text:c="6"/>if(A[j]&lt;*min)</text:p>
      <text:p text:style-name="P1"><text:s text:c="6"/>min=&amp;A[j];</text:p>
      <text:p text:style-name="P1"><text:s text:c="5"/>}</text:p>
      <text:p text:style-name="P1"><text:s text:c="3"/>swap(A[i],*min);</text:p>
      <text:p text:style-name="P1"><text:s text:c="3"/>cout&lt;&lt;"\nArray After Pass "&lt;&lt;i+1&lt;&lt;" : ";</text:p>
      <text:p text:style-name="P1"><text:s text:c="3"/>display_in_line(A,n);</text:p>
      <text:p text:style-name="P1"><text:s/>}</text:p>
      <text:p text:style-name="P1">}</text:p>
      <text:p text:style-name="P4">//______________________________________________________________________________//</text:p>
      <text:p text:style-name="P1"/>
      <text:p text:style-name="P1"/>
      <text:p text:style-name="P1"/>
      <text:p text:style-name="P1"/>
      <text:p text:style-name="P1"/>
      <text:p text:style-name="P1"><text:soft-page-break/>void bubble_sort(int A[],int n)</text:p>
      <text:p text:style-name="P1">{</text:p>
      <text:p text:style-name="P1"><text:s/>int i,j;</text:p>
      <text:p text:style-name="P1"/>
      <text:p text:style-name="P1"><text:s/>cout&lt;&lt;"\nInitial Array\t <text:s text:c="2"/>: ";</text:p>
      <text:p text:style-name="P1"><text:s/>display_in_line(A,n);</text:p>
      <text:p text:style-name="P1"/>
      <text:p text:style-name="P1"><text:s/>for(i=0;i&lt;n-1;i++)</text:p>
      <text:p text:style-name="P1"><text:s text:c="4"/>{</text:p>
      <text:p text:style-name="P1"><text:tab/>for(j=0;j&lt;n-i-1;j++)</text:p>
      <text:p text:style-name="P1"><text:tab/> <text:s/>if(A[j]&gt;A[j+1])</text:p>
      <text:p text:style-name="P1"><text:tab/> <text:s text:c="2"/>swap(A[j],A[j+1]);</text:p>
      <text:p text:style-name="P1"/>
      <text:p text:style-name="P1"><text:s text:c="4"/>cout&lt;&lt;"\nArray After Pass "&lt;&lt;i+1&lt;&lt;" : ";</text:p>
      <text:p text:style-name="P1"><text:s text:c="4"/>display_in_line(A,n);</text:p>
      <text:p text:style-name="P1"><text:s text:c="4"/>}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////////////////////////////////////////////////////////////////////////////////////////////////////////////////////////////////////////////////</text:p>
      <text:p text:style-name="P1">void insert_sorted(int A[],int &amp;n,int ele)</text:p>
      <text:p text:style-name="P1">{</text:p>
      <text:p text:style-name="P1"><text:s/>int i=0,pos;</text:p>
      <text:p text:style-name="P1"><text:s/>cout&lt;&lt;"\nInitial Array\t <text:s text:c="2"/>: ";</text:p>
      <text:p text:style-name="P1"><text:s/></text:p>
      <text:p text:style-name="P1"><text:s/>display_in_line(A,n);</text:p>
      <text:p text:style-name="P1"><text:s/></text:p>
      <text:p text:style-name="P1"><text:s/>while(A[i]&lt;ele &amp;&amp; i&lt;n)</text:p>
      <text:p text:style-name="P1"><text:s/>{</text:p>
      <text:p text:style-name="P1"><text:s text:c="2"/>i++;</text:p>
      <text:p text:style-name="P1"><text:s/>}</text:p>
      <text:p text:style-name="P1"><text:s/></text:p>
      <text:p text:style-name="P1"><text:s/>pos=i;</text:p>
      <text:p text:style-name="P1"><text:s/></text:p>
      <text:p text:style-name="P1"><text:s/>for(i=n-1;i&gt;=pos;i--)</text:p>
      <text:p text:style-name="P1"><text:s/>{</text:p>
      <text:p text:style-name="P1"><text:s text:c="2"/>A[i+1]=A[i];</text:p>
      <text:p text:style-name="P1"><text:s/>}</text:p>
      <text:p text:style-name="P1"><text:s/></text:p>
      <text:p text:style-name="P1"><text:s/>A[pos]=ele;</text:p>
      <text:p text:style-name="P1"><text:s/>n++;</text:p>
      <text:p text:style-name="P1">}</text:p>
      <text:p text:style-name="P4">//______________________________________________________________________________//</text:p>
      <text:p text:style-name="P4"/>
      <text:p text:style-name="P4"/>
      <text:p text:style-name="P4">//______________________________________________________________________________//</text:p>
      <text:p text:style-name="P1">void insert_unsorted(int A[],int &amp;n,int ele,int pos)</text:p>
      <text:p text:style-name="P1">{</text:p>
      <text:p text:style-name="P1"><text:s/>int i;</text:p>
      <text:p text:style-name="P1"/>
      <text:p text:style-name="P1"><text:s/>cout&lt;&lt;"\nInitial Array\t <text:s text:c="2"/>: ";</text:p>
      <text:p text:style-name="P1"><text:s/>display_in_line(A,n);</text:p>
      <text:p text:style-name="P1"><text:soft-page-break/>for(i=n-1;i&gt;=pos-1;i--)</text:p>
      <text:p text:style-name="P1"><text:s/>{</text:p>
      <text:p text:style-name="P1"><text:s text:c="2"/>A[i+1]=A[i];</text:p>
      <text:p text:style-name="P1"><text:s/>}</text:p>
      <text:p text:style-name="P1"/>
      <text:p text:style-name="P1"><text:s/>A[pos-1]=ele;</text:p>
      <text:p text:style-name="P1"><text:s/>n++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////////////////////////////////////////////////////////////////////////////////////////////////////////////////////////////////////////////////</text:p>
      <text:p text:style-name="P1">void delete_sorted(int A[],int &amp;n,int ele)</text:p>
      <text:p text:style-name="P1">{</text:p>
      <text:p text:style-name="P1"><text:s text:c="2"/>int i=0,j=0,flag=0;</text:p>
      <text:p text:style-name="P1"/>
      <text:p text:style-name="P1"><text:s text:c="2"/>for(i=0;i&lt;n;i++)</text:p>
      <text:p text:style-name="P1"><text:s text:c="3"/>{</text:p>
      <text:p text:style-name="P1"><text:s text:c="3"/>if(A[i]==ele)</text:p>
      <text:p text:style-name="P1"><text:s text:c="4"/>{</text:p>
      <text:p text:style-name="P1"><text:s text:c="4"/>flag=1;</text:p>
      <text:p text:style-name="P1"><text:s text:c="4"/>break;</text:p>
      <text:p text:style-name="P1"><text:s text:c="4"/>}</text:p>
      <text:p text:style-name="P1"><text:s text:c="2"/></text:p>
      <text:p text:style-name="P1"><text:s text:c="3"/>else if(A[i]&gt;ele)</text:p>
      <text:p text:style-name="P1"><text:s text:c="4"/>break;</text:p>
      <text:p text:style-name="P1"><text:s text:c="3"/>}</text:p>
      <text:p text:style-name="P1"/>
      <text:p text:style-name="P1"><text:s text:c="3"/>if(flag==1)</text:p>
      <text:p text:style-name="P1"><text:s text:c="3"/>{</text:p>
      <text:p text:style-name="P1"><text:s text:c="4"/>for(j=i;j&lt;n-1;j++)</text:p>
      <text:p text:style-name="P1"><text:tab/>A[j]=A[j+1];</text:p>
      <text:p text:style-name="P1"><text:s text:c="4"/></text:p>
      <text:p text:style-name="P1"><text:s text:c="4"/>n--;</text:p>
      <text:p text:style-name="P1"><text:s text:c="3"/>}</text:p>
      <text:p text:style-name="P1"><text:s text:c="3"/></text:p>
      <text:p text:style-name="P1"><text:s text:c="3"/>else</text:p>
      <text:p text:style-name="P1"><text:s text:c="3"/>cout&lt;&lt;"\nele not found";</text:p>
      <text:p text:style-name="P1">}</text:p>
      <text:p text:style-name="P4">//______________________________________________________________________________//</text:p>
      <text:p text:style-name="P1">void delete_unsorted(int A[],int &amp;n,int ele)</text:p>
      <text:p text:style-name="P1">{</text:p>
      <text:p text:style-name="P1"><text:s text:c="2"/>int i=0,j=0,flag=0;</text:p>
      <text:p text:style-name="P1"/>
      <text:p text:style-name="P1"><text:s text:c="2"/>for(i=0;i&lt;n;i++)</text:p>
      <text:p text:style-name="P1"><text:s text:c="3"/>{</text:p>
      <text:p text:style-name="P1"><text:s text:c="3"/>if(A[i]==ele)</text:p>
      <text:p text:style-name="P1"><text:s text:c="5"/>{</text:p>
      <text:p text:style-name="P1"><text:s text:c="5"/>flag=1;</text:p>
      <text:p text:style-name="P1"><text:s text:c="5"/>break;</text:p>
      <text:p text:style-name="P1"><text:s text:c="5"/>}</text:p>
      <text:p text:style-name="P1"><text:s text:c="3"/>}</text:p>
      <text:p text:style-name="P1"/>
      <text:p text:style-name="P1"><text:soft-page-break/><text:s text:c="3"/>if(flag)</text:p>
      <text:p text:style-name="P1"><text:s text:c="3"/>{</text:p>
      <text:p text:style-name="P1"><text:s text:c="3"/>for(j=i;j&lt;n-1;j++)</text:p>
      <text:p text:style-name="P1"><text:tab/>A[j]=A[j+1];</text:p>
      <text:p text:style-name="P1"><text:s text:c="4"/>n--;</text:p>
      <text:p text:style-name="P1"><text:s text:c="3"/>}</text:p>
      <text:p text:style-name="P1"><text:s text:c="3"/>else</text:p>
      <text:p text:style-name="P1"><text:s text:c="3"/>cout&lt;&lt;"\nele not found"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/>
      <text:p text:style-name="P1">////////////////////////////////////////////////////////////////////////////////////////////////////////////////////////////////////////////////</text:p>
      <text:p text:style-name="P1">void merge_sort(int A[],int n,int B[],int m,int C[],int &amp;l)<text:tab/> <text:s text:c="3"/>//A-Asc+B-Dec=C-Asc</text:p>
      <text:p text:style-name="P1">{</text:p>
      <text:p text:style-name="P1"><text:s/>int i=0,j=0,k=0;</text:p>
      <text:p text:style-name="P1"><text:s/>l=m+n;</text:p>
      <text:p text:style-name="P1"/>
      <text:p text:style-name="P1"><text:s/>for(i=0,j=0,k=m-1;i&lt;l &amp;&amp;j&lt;n &amp;&amp; k&gt;=0;i++)</text:p>
      <text:p text:style-name="P1"><text:s/>{</text:p>
      <text:p text:style-name="P1"><text:s text:c="2"/>if(A[j]&lt;B[k])</text:p>
      <text:p text:style-name="P1"><text:s text:c="3"/>{</text:p>
      <text:p text:style-name="P1"><text:s text:c="3"/>C[i]=A[j];</text:p>
      <text:p text:style-name="P1"><text:s text:c="3"/>j++;</text:p>
      <text:p text:style-name="P1"><text:s text:c="3"/>}</text:p>
      <text:p text:style-name="P1"><text:s text:c="2"/>else</text:p>
      <text:p text:style-name="P1"><text:s text:c="2"/>{</text:p>
      <text:p text:style-name="P1"><text:s text:c="3"/>C[i]=B[k];</text:p>
      <text:p text:style-name="P1"><text:s text:c="3"/>k--;</text:p>
      <text:p text:style-name="P1"><text:s text:c="2"/>}</text:p>
      <text:p text:style-name="P1"><text:s/>}</text:p>
      <text:p text:style-name="P1"/>
      <text:p text:style-name="P1"><text:s/>if(k&lt;0)</text:p>
      <text:p text:style-name="P1"><text:s text:c="2"/>{</text:p>
      <text:p text:style-name="P1"><text:s text:c="2"/>for(;i&lt;l;i++)</text:p>
      <text:p text:style-name="P1"><text:s text:c="4"/>C[i]=A[j++];</text:p>
      <text:p text:style-name="P1"><text:s text:c="2"/>}</text:p>
      <text:p text:style-name="P1"/>
      <text:p text:style-name="P1"><text:s/>if(j&gt;=n)</text:p>
      <text:p text:style-name="P1"><text:s text:c="2"/>{</text:p>
      <text:p text:style-name="P1"><text:s text:c="2"/>for(;i&lt;l;i++)</text:p>
      <text:p text:style-name="P1"><text:s text:c="2"/>C[i]=B[k--];</text:p>
      <text:p text:style-name="P1"><text:s text:c="2"/>}</text:p>
      <text:p text:style-name="P1">}</text:p>
      <text:p text:style-name="P4">//______________________________________________________________________________//</text:p>
      <text:p text:style-name="P1"/>
      <text:p text:style-name="P1">void merge_sort_o_e(int A[],int n,int B[],int m,int C[],int &amp;l) <text:s text:c="5"/>//odd_even</text:p>
      <text:p text:style-name="P1">{</text:p>
      <text:p text:style-name="P1"><text:s/></text:p>
      <text:p text:style-name="P1"><text:s/>if(m==n)</text:p>
      <text:p text:style-name="P1"><text:s/>{</text:p>
      <text:p text:style-name="P1"><text:s text:c="3"/>l=m+n;</text:p>
      <text:p text:style-name="P1"><text:s text:c="3"/>int j=0,k=0,i=0;</text:p>
      <text:p text:style-name="P1"><text:soft-page-break/><text:s/>for(i=0;i&lt;l;i++)</text:p>
      <text:p text:style-name="P1"><text:s text:c="2"/>{</text:p>
      <text:p text:style-name="P1"><text:s text:c="2"/>if(i%2==1)<text:tab/>//if odd</text:p>
      <text:p text:style-name="P1"><text:s text:c="3"/>{</text:p>
      <text:p text:style-name="P1"><text:s text:c="3"/>C[i]=A[j++];</text:p>
      <text:p text:style-name="P1"><text:s text:c="3"/>}</text:p>
      <text:p text:style-name="P1"><text:s text:c="2"/>else</text:p>
      <text:p text:style-name="P1"><text:s text:c="3"/>{</text:p>
      <text:p text:style-name="P1"><text:s text:c="3"/>C[i]=B[k++];</text:p>
      <text:p text:style-name="P1"><text:s text:c="3"/>}</text:p>
      <text:p text:style-name="P1"><text:s text:c="2"/>}</text:p>
      <text:p text:style-name="P1"><text:s/>}</text:p>
      <text:p text:style-name="P1"><text:s/>else cout&lt;&lt;"The arrays cannot be merged by odd even as their\n"</text:p>
      <text:p text:style-name="P1"><text:tab/> <text:s/>&lt;&lt;"sizes are not equal";</text:p>
      <text:p text:style-name="P1">}</text:p>
      <text:p text:style-name="P1">////////////////////////////////////////////////////////////////////////////////////////////////////////////////////////////////////////////////</text:p>
      <text:p text:style-name="P1">.-.-.-.-.-.-.-.-.-.-.-.-.-.-.-.-.-.-.-.-.-.-.-.-.-.-.-.-.-.-.-.-.-.-.-.-.-.-.-.-.-.-.-.-.-.-.-.-.-.-.-.-.-.-.-.-.-.-.-.-.-.-.-.-.-.-.-.-.</text:p>
      <text:p text:style-name="P2"/>
      <text:p text:style-name="P2">OUTPUT</text:p>
      <text:p text:style-name="P2"/>
      <text:p text:style-name="P2"/>
      <text:p text:style-name="P2"/>
      <text:p text:style-name="P2"><draw:frame draw:style-name="fr1" draw:name="graphics1" text:anchor-type="paragraph" svg:x="4.053cm" svg:y="0.143cm" svg:width="8.918cm" svg:height="9.051cm" draw:z-index="0"><draw:image xlink:href="Pictures/20000007000024130000235A173B2236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lease Turn Over..</text:p>
      <text:p text:style-name="P2"><draw:frame draw:style-name="fr1" draw:name="graphics2" text:anchor-type="paragraph" svg:x="4.424cm" svg:y="0.344cm" svg:width="8.149cm" svg:height="7.641cm" draw:z-index="1"><draw:image xlink:href="Pictures/2000000700001FD6000020DF710CA086.svm" xlink:type="simple" xlink:show="embed" xlink:actuate="onLoad"/></draw:frame><text:soft-page-break/></text:p>
      <text:p text:style-name="P2"><draw:frame draw:style-name="fr2" draw:name="graphics3" text:anchor-type="paragraph" svg:width="8.151cm" svg:height="7.98cm" draw:z-index="2"><draw:image xlink:href="Pictures/2000000700001CBC00002550F87D07B5.svm" xlink:type="simple" xlink:show="embed" xlink:actuate="onLoad"/></draw:frame></text:p>
      <text:p text:style-name="P2"><draw:frame draw:style-name="fr1" draw:name="graphics4" text:anchor-type="paragraph" svg:x="4.424cm" svg:y="0.36cm" svg:width="8.072cm" svg:height="8.477cm" draw:z-index="3"><draw:image xlink:href="Pictures/20000007000018CF000025A06CD4D3F6.svm" xlink:type="simple" xlink:show="embed" xlink:actuate="onLoad"/></draw:frame></text:p>
      <text:p text:style-name="P2"><draw:frame draw:style-name="fr1" draw:name="graphics5" text:anchor-type="paragraph" svg:x="4.847cm" svg:y="0.741cm" svg:width="7.304cm" svg:height="9.791cm" draw:z-index="5"><draw:image xlink:href="Pictures/2000000700001C880000263FC54382FE.svm" xlink:type="simple" xlink:show="embed" xlink:actuate="onLoad"/></draw:frame><text:soft-page-break/></text:p>
      <text:p text:style-name="P2"/>
      <text:p text:style-name="P2"/>
      <text:p text:style-name="P2"><draw:frame draw:style-name="fr1" draw:name="graphics6" text:anchor-type="paragraph" svg:x="4.979cm" svg:y="0.254cm" svg:width="7.304cm" svg:height="10.53cm" draw:z-index="4"><draw:image xlink:href="Pictures/2000000700001B7F0000292309037F48.svm" xlink:type="simple" xlink:show="embed" xlink:actuate="onLoad"/></draw:frame></text:p>
      <text:p text:style-name="P2"/>
      <text:p text:style-name="P2"/>
      <text:p text:style-name="P2"/>
      <text:p text:style-name="P2"/>
      <text:p text:style-name="P3">Please Turn Over..</text:p>
      <text:p text:style-name="P3"/>
      <text:p text:style-name="P2"><draw:frame draw:style-name="fr1" draw:name="graphics9" text:anchor-type="paragraph" svg:x="3.801cm" svg:y="16.992cm" svg:width="9.382cm" svg:height="7.675cm" draw:z-index="8"><draw:image xlink:href="Pictures/20000007000024B2000022022F8384C8.svm" xlink:type="simple" xlink:show="embed" xlink:actuate="onLoad"/></draw:frame><draw:frame draw:style-name="fr1" draw:name="graphics10" text:anchor-type="paragraph" svg:x="3.801cm" svg:y="13.416cm" svg:width="9.409cm" svg:height="3.577cm" draw:z-index="9"><draw:image xlink:href="Pictures/20000007000023A900000E94A16CB3DA.svm" xlink:type="simple" xlink:show="embed" xlink:actuate="onLoad"/></draw:frame><draw:frame draw:style-name="fr1" draw:name="graphics8" text:anchor-type="paragraph" svg:x="3.775cm" svg:y="8.701cm" svg:width="9.447cm" svg:height="4.262cm" draw:z-index="7"><draw:image xlink:href="Pictures/20000007000023C4000010A535005F17.svm" xlink:type="simple" xlink:show="embed" xlink:actuate="onLoad"/></draw:frame><draw:frame draw:style-name="fr1" draw:name="graphics7" text:anchor-type="paragraph" svg:x="3.775cm" svg:y="0.238cm" svg:width="9.447cm" svg:height="8.654cm" draw:z-index="6"><draw:image xlink:href="Pictures/20000007000024E7000021CD0C0429D3.svm" xlink:type="simple" xlink:show="embed" xlink:actuate="onLoad"/></draw:frame><text:soft-page-break/></text:p>
      <text:p text:style-name="P2"/>
      <text:p text:style-name="P2"><draw:frame draw:style-name="fr1" draw:name="graphics11" text:anchor-type="paragraph" svg:x="3.618cm" svg:y="0.212cm" svg:width="9.763cm" svg:height="9.128cm" draw:z-index="10"><draw:image xlink:href="Pictures/2000000700002624000023A91A8E1C81.svm" xlink:type="simple" xlink:show="embed" xlink:actuate="onLoad"/></draw:frame><draw:frame draw:style-name="fr1" draw:name="graphics12" text:anchor-type="paragraph" svg:x="3.618cm" svg:y="9.656cm" svg:width="9.724cm" svg:height="7.966cm" draw:z-index="11"><draw:image xlink:href="Pictures/200000070000244800001F1DBFA4FC53.svm" xlink:type="simple" xlink:show="embed" xlink:actuate="onLoad"/></draw:frame><draw:frame draw:style-name="fr1" draw:name="graphics13" text:anchor-type="paragraph" svg:x="3.618cm" svg:y="16.965cm" svg:width="9.751cm" svg:height="3.732cm" draw:z-index="12"><draw:image xlink:href="Pictures/2000000700002B4F00000E94FC4391AC.svm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Please Turn Over..</text:p>
      <text:p text:style-name="P2"><draw:frame draw:style-name="fr1" draw:name="graphics14" text:anchor-type="paragraph" svg:x="3.471cm" svg:y="0.37cm" svg:width="10.054cm" svg:height="10.53cm" draw:z-index="13"><draw:image xlink:href="Pictures/20000007000027470000292394D77C59.svm" xlink:type="simple" xlink:show="embed" xlink:actuate="onLoad"/></draw:frame><text:soft-page-break/></text:p>
      <text:p text:style-name="P2"/>
      <text:p text:style-name="P2"><draw:frame draw:style-name="fr1" draw:name="graphics15" text:anchor-type="paragraph" svg:x="3.42cm" svg:y="3.491cm" svg:width="10.16cm" svg:height="9.021cm" draw:z-index="14"><draw:image xlink:href="Pictures/200000070000247D0000233F68D6AEF9.svm" xlink:type="simple" xlink:show="embed" xlink:actuate="onLoad"/></draw:frame><draw:frame draw:style-name="fr2" draw:name="graphics16" text:anchor-type="paragraph" svg:width="10.156cm" svg:height="3.785cm" draw:z-index="15"><draw:image xlink:href="Pictures/20000007000029A800000EC9BBAB5A9A.svm" xlink:type="simple" xlink:show="embed" xlink:actuate="onLoad"/></draw:frame></text:p>
      <text:p text:style-name="P2"/>
      <text:p text:style-name="P2"><draw:frame draw:style-name="fr1" draw:name="graphics17" text:anchor-type="paragraph" svg:x="3.789cm" svg:y="0.318cm" svg:width="9.419cm" svg:height="9.103cm" draw:z-index="16"><draw:image xlink:href="Pictures/20000007000024CC0000238F3CE85442.svm" xlink:type="simple" xlink:show="embed" xlink:actuate="onLoad"/></draw:frame><text:soft-page-break/></text:p>
      <text:p text:style-name="P2"><draw:frame draw:style-name="fr1" draw:name="graphics19" text:anchor-type="paragraph" svg:x="3.815cm" svg:y="0.397cm" svg:width="9.394cm" svg:height="3.889cm" draw:z-index="18"><draw:image xlink:href="Pictures/200000070000212E00000F325A66B1B7.svm" xlink:type="simple" xlink:show="embed" xlink:actuate="onLoad"/></draw:frame><draw:frame draw:style-name="fr1" draw:name="graphics18" text:anchor-type="paragraph" svg:x="3.815cm" svg:y="4.284cm" svg:width="9.421cm" svg:height="7.146cm" draw:z-index="17"><draw:image xlink:href="Pictures/200000070000241300001BE9B290AE2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6S</meta:editing-duration>
    <meta:editing-cycles>77</meta:editing-cycles>
    <meta:generator>OpenOffice/4.0.0$Win32 OpenOffice.org_project/400m3$Build-9702</meta:generator>
    <dc:date>2014-11-30T17:37:16.34</dc:date>
    <dc:creator>Divesh </dc:creator>
    <meta:document-statistic meta:table-count="0" meta:image-count="19" meta:object-count="0" meta:page-count="18" meta:paragraph-count="516" meta:word-count="905" meta:character-count="11814"/>
    <meta:user-defined meta:name="Info 1"/>
    <meta:user-defined meta:name="Info 2"/>
    <meta:user-defined meta:name="Info 3"/>
    <meta:user-defined meta:name="Info 4"/>
  </office:meta>
</office:document-meta>
</file>